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161cm" fo:margin-left="-0.148cm" table:align="left" style:shadow="none" style:may-break-between-rows="true" table:border-model="collapsing"/>
    </style:style>
    <style:style style:name="Tabela1.A" style:family="table-column">
      <style:table-column-properties style:column-width="2.986cm"/>
    </style:style>
    <style:style style:name="Tabela1.B" style:family="table-column">
      <style:table-column-properties style:column-width="2.835cm"/>
    </style:style>
    <style:style style:name="Tabela1.F" style:family="table-column">
      <style:table-column-properties style:column-width="2.836cm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2" style:family="table-row">
      <style:table-row-properties style:min-row-height="0.393cm" fo:keep-together="auto"/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F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3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E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F3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9cfc4" officeooo:paragraph-rsid="0009cfc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9cfc4" officeooo:paragraph-rsid="0009cfc4"/>
    </style:style>
    <style:style style:name="P3" style:family="paragraph" style:parent-style-name="Standard">
      <style:paragraph-properties fo:text-align="justify" style:justify-single-word="false"/>
      <style:text-properties officeooo:paragraph-rsid="000a5fbe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9cfc4" officeooo:paragraph-rsid="0009cfc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9cfc4" officeooo:paragraph-rsid="0009cfc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rsid="000a9fc1" officeooo:paragraph-rsid="000a9fc1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0a9fc1" officeooo:paragraph-rsid="000a9f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9pt" fo:font-style="normal" fo:text-shadow="none" style:text-underline-style="none" fo:font-weight="normal" officeooo:rsid="000a9fc1" officeooo:paragraph-rsid="000a9fc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9pt" fo:font-style="normal" fo:text-shadow="none" style:text-underline-style="none" fo:font-weight="normal" officeooo:rsid="000a9fc1" officeooo:paragraph-rsid="000aeb8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9pt" fo:font-style="normal" fo:text-shadow="none" style:text-underline-style="none" fo:font-weight="normal" officeooo:rsid="000aeb8f" officeooo:paragraph-rsid="000aeb8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9pt" fo:font-style="normal" fo:text-shadow="none" style:text-underline-style="none" fo:font-weight="normal" officeooo:rsid="000aeb8f" officeooo:paragraph-rsid="000afc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9pt" fo:font-style="normal" fo:text-shadow="none" style:text-underline-style="none" fo:font-weight="normal" officeooo:rsid="000afc7e" officeooo:paragraph-rsid="000afc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9pt" fo:font-style="normal" fo:text-shadow="none" style:text-underline-style="none" fo:font-weight="normal" officeooo:paragraph-rsid="000a9fc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9pt" fo:font-style="normal" fo:text-shadow="none" style:text-underline-style="none" fo:font-weight="normal" officeooo:rsid="000c4703" officeooo:paragraph-rsid="000c47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fc1" style:font-weight-asian="normal" style:font-weight-complex="normal"/>
    </style:style>
    <style:style style:name="T3" style:family="text">
      <style:text-properties fo:font-weight="normal" officeooo:rsid="000a5fbe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9fc1" style:font-weight-asian="bold" style:font-weight-complex="bold"/>
    </style:style>
    <style:style style:name="T6" style:family="text">
      <style:text-properties officeooo:rsid="000a4aaf"/>
    </style:style>
    <style:style style:name="T7" style:family="text">
      <style:text-properties officeooo:rsid="000a5fbe"/>
    </style:style>
    <style:style style:name="T8" style:family="text">
      <style:text-properties officeooo:rsid="000a9fc1"/>
    </style:style>
    <style:style style:name="T9" style:family="text">
      <style:text-properties fo:font-size="9pt" fo:font-weight="bold" officeooo:rsid="000a9fc1" style:font-size-asian="9pt" style:font-weight-asian="bold" style:font-size-complex="9pt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1" fo:font-size="9pt" fo:font-style="normal" fo:text-shadow="none" style:text-underline-style="none" fo:font-weight="bold" officeooo:rsid="000a9fc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1" fo:font-style="normal" fo:text-shadow="none" style:text-underline-style="none" fo:font-weight="bold" officeooo:rsid="000a9fc1" style:font-style-asian="normal" style:font-weight-asian="bold" style:font-style-complex="normal" style:font-weight-complex="bold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1" fo:font-style="normal" fo:text-shadow="none" style:text-underline-style="none" officeooo:rsid="000a9fc1" style:font-style-asian="normal" style:font-style-complex="normal" style:text-overline-style="none" style:text-overline-color="font-color"/>
    </style:style>
    <style:style style:name="T13" style:family="text">
      <style:text-properties officeooo:rsid="000afc7e"/>
    </style:style>
    <style:style style:name="T14" style:family="text">
      <style:text-properties style:font-name="Liberation Serif" officeooo:rsid="000afc7e"/>
    </style:style>
    <style:style style:name="T15" style:family="text">
      <style:text-properties style:font-name="Liberation Serif" fo:font-size="12pt" officeooo:rsid="000afc7e" style:font-size-asian="12pt" style:font-size-complex="12pt"/>
    </style:style>
    <style:style style:name="T16" style:family="text">
      <style:text-properties style:font-name="Liberation Serif" fo:font-size="12pt" officeooo:rsid="000a9fc1" style:font-size-asian="12pt" style:font-size-complex="12pt"/>
    </style:style>
    <style:style style:name="T17" style:family="text">
      <style:text-properties style:font-name="Liberation Serif" officeooo:rsid="000a9fc1"/>
    </style:style>
    <style:style style:name="T18" style:family="text">
      <style:text-properties officeooo:rsid="000be0ea"/>
    </style:style>
    <style:style style:name="T19" style:family="text">
      <style:text-properties officeooo:rsid="000c4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A ondulatória é um dos vários ramos da física que estuda as ondas de vários tipos, propriedades e fenômenos. Uma onda é uma perturbação que se propaga em um meio ou no vácuo, transferindo energia sem transportar matéria.</text:p>
      <text:p text:style-name="P5"><text:span text:style-name="T4">Ondas Mecânicas:</text:span> São ondas que não podem se propagar pelo vácuo, necessitam de um meio para propagação. Como o som(na água, no ar e etc) e as ondas em uma corda<text:span text:style-name="T6">;</text:span></text:p>
      <text:p text:style-name="P5"><text:span text:style-name="T4">Ondas Eletromagnéticas:</text:span> <text:span text:style-name="T6">Não precisam de meios para transporte e podem mover-se no vácuo. Exemplos: luz, ondas de rádio, raios-X e micro-ondas;</text:span></text:p>
      <text:p text:style-name="P5"><text:span text:style-name="T4">Ondas Longitudinais:</text:span> A direção de vibração das partículas do meio é paralela à direção de propagação da onda. Exemplo: ondas sonoras<text:span text:style-name="T7">;</text:span></text:p>
      <text:p text:style-name="P4">Ondas transversais: <text:span text:style-name="T1">A direção de vibração das partículas do meio é perpendicular à direção de propagação da onda. Exemplo: ondas em uma corda e ondas eletromagnéticas.</text:span></text:p>
      <text:p text:style-name="P4"><text:span text:style-name="T1"/></text:p>
      <text:p text:style-name="P3"><text:span text:style-name="T3"><text:tab/>As ondas possuem características importantes que provavelmente você já escutou em seu dia a dia. A primeira delas é a frequência(F), sendo o número de oscilações completas feitas pela onda; a segunda é o período(T), o tempo entre cada oscilação completa; a terceira é o comprimento da onda, mais conhecida por</text:span><text:span text:style-name="T2"> lambda(λ), distância entre dois pontos consecutivos em fase na onda; e a quarta característica é a velocidade da propagação(V), velocidade na qual a onda se move pelo meio.</text:span></text:p>
      <text:p text:style-name="P6">É importante mencionar que as características: Período, velocidade de propagação e frequência; possuem fórmulas relacionadas, com exceção da frequência que possui apenas uma unidade de medida;</text:p>
      <text:p text:style-name="P6"><text:s/></text:p>
      <table:table table:name="Tabela1" table:style-name="Tabela1" table:template-name="Academic">
        <table:table-column table:style-name="Tabela1.A"/>
        <table:table-column table:style-name="Tabela1.B" table:number-columns-repeated="4"/>
        <table:table-column table:style-name="Tabela1.F"/>
        <table:table-row>
          <table:table-cell table:style-name="Tabela1.A1" table:number-columns-spanned="2" office:value-type="string">
            <text:p text:style-name="P7">Frequência </text:p>
          </table:table-cell>
          <table:covered-table-cell/>
          <table:table-cell table:style-name="Tabela1.A1" table:number-columns-spanned="2" office:value-type="string">
            <text:p text:style-name="P7">Velocidade de Propagação</text:p>
          </table:table-cell>
          <table:covered-table-cell/>
          <table:table-cell table:style-name="Tabela1.A1" table:number-columns-spanned="2" office:value-type="string">
            <text:p text:style-name="P7"><text:s/>Período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8">Unidade de Medida</text:p>
          </table:table-cell>
          <table:table-cell table:style-name="Tabela1.B2" office:value-type="string">
            <text:p text:style-name="P14"><text:span text:style-name="T12">Fórmula</text:span></text:p>
          </table:table-cell>
          <table:table-cell table:style-name="Tabela1.C2" office:value-type="string">
            <text:p text:style-name="P10">Unidade de Medida</text:p>
          </table:table-cell>
          <table:table-cell table:style-name="Tabela1.D2" office:value-type="string">
            <text:p text:style-name="P10"><text:span text:style-name="T8">Fórmula</text:span></text:p>
          </table:table-cell>
          <table:table-cell table:style-name="Tabela1.E2" office:value-type="string">
            <text:p text:style-name="P9">Unidade de Medida</text:p>
          </table:table-cell>
          <table:table-cell table:style-name="Tabela1.F2" office:value-type="string">
            <text:p text:style-name="P10"><text:span text:style-name="T8">Fórmula</text:span></text:p>
          </table:table-cell>
        </table:table-row>
        <table:table-row table:style-name="Tabela1.3">
          <table:table-cell table:style-name="Tabela1.A3" office:value-type="string">
            <text:p text:style-name="P10">Hz(Hertz)</text:p>
          </table:table-cell>
          <table:table-cell table:style-name="Tabela1.B3">
            <text:p text:style-name="P13"/>
          </table:table-cell>
          <table:table-cell table:style-name="Tabela1.C3" office:value-type="string">
            <text:p text:style-name="P10">M/s(metros por segundo)</text:p>
          </table:table-cell>
          <table:table-cell table:style-name="Tabela1.D3" office:value-type="string">
            <text:p text:style-name="P11">V = <text:span text:style-name="T14"><text:s/></text:span><text:span text:style-name="T17">λ</text:span><text:span text:style-name="T14"> . F</text:span></text:p>
          </table:table-cell>
          <table:table-cell table:style-name="Tabela1.E3" office:value-type="string">
            <text:p text:style-name="P12">S(segundos)</text:p>
          </table:table-cell>
          <table:table-cell table:style-name="Tabela1.F3" office:value-type="string">
            <text:p text:style-name="P15">P = 1/D (fração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9cfc4" officeooo:paragraph-rsid="0009cfc4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ndulatória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7:59:42.476674051</meta:creation-date>
    <dc:date>2024-11-06T19:32:42.946552979</dc:date>
    <meta:editing-duration>PT15M56S</meta:editing-duration>
    <meta:editing-cycles>3</meta:editing-cycles>
    <meta:generator>LibreOffice/24.2.6.2$Linux_X86_64 LibreOffice_project/420$Build-2</meta:generator>
    <meta:document-statistic meta:table-count="1" meta:image-count="0" meta:object-count="0" meta:page-count="1" meta:paragraph-count="23" meta:word-count="274" meta:character-count="1695" meta:non-whitespace-character-count="1437"/>
  </office:meta>
</office:document-meta>
</file>